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360000004A30263C5DB1AE7E44.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noto sans" svg:font-family="'noto sans', 'helvetica neue', helvetica, arial, sans-serif"/>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fo:font-style="italic" officeooo:rsid="0013b35d" officeooo:paragraph-rsid="001867df" style:font-style-asian="italic" style:font-style-complex="italic"/>
    </style:style>
    <style:style style:name="P3" style:family="paragraph" style:parent-style-name="Header">
      <style:text-properties fo:font-style="italic" officeooo:rsid="005871fa" officeooo:paragraph-rsid="005871fa" style:font-style-asian="italic" style:font-style-complex="italic"/>
    </style:style>
    <style:style style:name="P4" style:family="paragraph" style:parent-style-name="Text_20_body">
      <style:paragraph-properties fo:padding="0.049cm" fo:border="0.06pt solid #d9d9e3"/>
    </style:style>
    <style:style style:name="T1" style:family="text">
      <style:text-properties loext:padding="0.049cm" loext:border="0.06pt solid #d9d9e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Strong_20_Emphasis"><text:span text:style-name="T1">Pregunta 1:</text:span></text:span> ¿Qué es el cifrado y cuál es su propósito en la protección de datos?</text:p>
      <text:p text:style-name="P4"><text:span text:style-name="Strong_20_Emphasis"><text:span text:style-name="T1">Respuesta 1:</text:span></text:span> El cifrado es un proceso de transformación de datos en un formato ilegible para proteger su confidencialidad. Su propósito en la protección de datos es asegurar que solo las personas autorizadas puedan acceder y comprender la información cifrada.</text:p>
      <text:p text:style-name="Horizontal_20_Line"/>
      <text:p text:style-name="P4"><text:span text:style-name="Strong_20_Emphasis"><text:span text:style-name="T1">Pregunta 2:</text:span></text:span> ¿Qué diferencia hay entre el cifrado simétrico y el cifrado asimétrico?</text:p>
      <text:p text:style-name="P4"><text:span text:style-name="Strong_20_Emphasis"><text:span text:style-name="T1">Respuesta 2:</text:span></text:span> El cifrado simétrico utiliza una única clave para cifrar y descifrar datos, mientras que el cifrado asimétrico utiliza un par de claves: una clave pública para cifrar y una clave privada para descifrar.</text:p>
      <text:p text:style-name="Horizontal_20_Line"/>
      <text:p text:style-name="P4"><text:span text:style-name="Strong_20_Emphasis"><text:span text:style-name="T1">Pregunta 3:</text:span></text:span> ¿Qué es una clave de cifrado y por qué es importante mantenerla segura?</text:p>
      <text:p text:style-name="P4"><text:span text:style-name="Strong_20_Emphasis"><text:span text:style-name="T1">Respuesta 3:</text:span></text:span> Una clave de cifrado es una cadena de caracteres utilizada en el proceso de cifrado y descifrado. Es importante mantenerla segura porque la seguridad de los datos cifrados depende de que la clave sea confidencial.</text:p>
      <text:p text:style-name="Horizontal_20_Line"/>
      <text:p text:style-name="P4"><text:span text:style-name="Strong_20_Emphasis"><text:span text:style-name="T1">Pregunta 4:</text:span></text:span> ¿Cuál es la diferencia entre cifrado de datos en reposo y cifrado de datos en tránsito?</text:p>
      <text:p text:style-name="P4"><text:span text:style-name="Strong_20_Emphasis"><text:span text:style-name="T1">Respuesta 4:</text:span></text:span> El cifrado de datos en reposo se aplica a datos almacenados, mientras que el cifrado de datos en tránsito se aplica a datos que se están transmitiendo a través de una red. Ambos protegen la confidencialidad de los datos en diferentes estados.</text:p>
      <text:p text:style-name="Horizontal_20_Line"/>
      <text:p text:style-name="P4"><text:span text:style-name="Strong_20_Emphasis"><text:span text:style-name="T1">Pregunta 5:</text:span></text:span> ¿Qué es una firma digital y cuál es su función en la seguridad de la información?</text:p>
      <text:p text:style-name="P4"><text:span text:style-name="Strong_20_Emphasis"><text:span text:style-name="T1">Respuesta 5:</text:span></text:span> Una firma digital es un valor criptográfico que garantiza la autenticidad e integridad de un mensaje o documento. Su función en la seguridad de la información es verificar que el contenido no ha sido alterado y que proviene de la fuente esperada.</text:p>
      <text:p text:style-name="Horizontal_20_Line"/>
      <text:p text:style-name="P4"><text:span text:style-name="Strong_20_Emphasis"><text:span text:style-name="T1">Pregunta 6:</text:span></text:span> ¿Qué es el cifrado de disco completo y por qué es importante para la protección de datos?</text:p>
      <text:p text:style-name="P4"><text:span text:style-name="Strong_20_Emphasis"><text:span text:style-name="T1">Respuesta 6:</text:span></text:span> El cifrado de disco completo implica cifrar todo el contenido de un disco duro o dispositivo de almacenamiento. Es importante porque protege los datos en caso de pérdida o robo del dispositivo, evitando el acceso no autorizado.</text:p>
      <text:p text:style-name="Horizontal_20_Line"/>
      <text:p text:style-name="P4"><text:soft-page-break/><text:span text:style-name="Strong_20_Emphasis"><text:span text:style-name="T1">Pregunta 7:</text:span></text:span> ¿Qué es la encriptación de archivos y carpetas y cuál es su utilidad?</text:p>
      <text:p text:style-name="P4"><text:span text:style-name="Strong_20_Emphasis"><text:span text:style-name="T1">Respuesta 7:</text:span></text:span> La encriptación de archivos y carpetas implica cifrar solo ciertos archivos o directorios en lugar de todo el disco. Es útil cuando se desea proteger información específica en lugar de cifrar todo el sistema.</text:p>
      <text:p text:style-name="Horizontal_20_Line"/>
      <text:p text:style-name="P4"><text:span text:style-name="Strong_20_Emphasis"><text:span text:style-name="T1">Pregunta 8:</text:span></text:span> ¿Qué es el cifrado de correo electrónico y cómo funciona?</text:p>
      <text:p text:style-name="P4"><text:span text:style-name="Strong_20_Emphasis"><text:span text:style-name="T1">Respuesta 8:</text:span></text:span> El cifrado de correo electrónico implica cifrar los mensajes de correo electrónico para proteger su contenido. Funciona mediante el uso de claves de cifrado para garantizar que solo el destinatario legítimo pueda descifrar y leer el mensaje.</text:p>
      <text:p text:style-name="Horizontal_20_Line"/>
      <text:p text:style-name="P4"><text:span text:style-name="Strong_20_Emphasis"><text:span text:style-name="T1">Pregunta 9:</text:span></text:span> ¿Qué es la autenticación de correo electrónico y cómo se relaciona con el cifrado de correo electrónico?</text:p>
      <text:p text:style-name="P4"><text:span text:style-name="Strong_20_Emphasis"><text:span text:style-name="T1">Respuesta 9:</text:span></text:span> La autenticación de correo electrónico verifica la identidad del remitente del correo electrónico. Se relaciona con el cifrado de correo electrónico porque juntos garantizan la privacidad y la autenticidad de las comunicaciones por correo electrónico.</text:p>
      <text:p text:style-name="Horizontal_20_Line"/>
      <text:p text:style-name="P4"><text:span text:style-name="Strong_20_Emphasis"><text:span text:style-name="T1">Pregunta 10:</text:span></text:span> ¿Qué es el cifrado de mensajes instantáneos y por qué es importante en la seguridad de la comunicación?</text:p>
      <text:p text:style-name="P4"><text:span text:style-name="Strong_20_Emphasis"><text:span text:style-name="T1">Respuesta 10:</text:span></text:span> El cifrado de mensajes instantáneos implica cifrar las conversaciones de mensajería instantánea para proteger su confidencialidad. Es importante para evitar que terceros intercepten y comprendan los mensajes.</text:p>
      <text:p text:style-name="Horizontal_20_Line"/>
      <text:p text:style-name="P4"><text:span text:style-name="Strong_20_Emphasis"><text:span text:style-name="T1">Pregunta 11:</text:span></text:span> ¿Qué es el cifrado de respaldo de datos y cuál es su utilidad?</text:p>
      <text:p text:style-name="P4"><text:span text:style-name="Strong_20_Emphasis"><text:span text:style-name="T1">Respuesta 11:</text:span></text:span> El cifrado de respaldo de datos implica cifrar las copias de seguridad de datos para proteger su confidencialidad. Su utilidad radica en garantizar que incluso las copias de seguridad sean seguras en caso de pérdida o robo.</text:p>
      <text:p text:style-name="Horizontal_20_Line"/>
      <text:p text:style-name="P4"><text:span text:style-name="Strong_20_Emphasis"><text:span text:style-name="T1">Pregunta 12:</text:span></text:span> ¿Qué es la autenticación de dos factores y cómo se relaciona con la seguridad del cifrado?</text:p>
      <text:p text:style-name="P4"><text:soft-page-break/><text:span text:style-name="Strong_20_Emphasis"><text:span text:style-name="T1">Respuesta 12:</text:span></text:span> La autenticación de dos factores requiere dos métodos de autenticación, como una contraseña y un código generado por una aplicación móvil. Se relaciona con la seguridad del cifrado al garantizar que solo el usuario legítimo pueda acceder a datos cifrados.</text:p>
      <text:p text:style-name="Horizontal_20_Line"/>
      <text:p text:style-name="P4"><text:span text:style-name="Strong_20_Emphasis"><text:span text:style-name="T1">Pregunta 13:</text:span></text:span> ¿Cuál es el propósito del cifrado de red y cómo se implementa?</text:p>
      <text:p text:style-name="P4"><text:span text:style-name="Strong_20_Emphasis"><text:span text:style-name="T1">Respuesta 13:</text:span></text:span> El cifrado de red protege la comunicación entre dispositivos en una red. Se implementa mediante protocolos como HTTPS para sitios web y VPN para redes privadas.</text:p>
      <text:p text:style-name="Horizontal_20_Line"/>
      <text:p text:style-name="P4"><text:span text:style-name="Strong_20_Emphasis"><text:span text:style-name="T1">Pregunta 14:</text:span></text:span> ¿Qué es el cifrado de mensajes de texto y cuándo es útil?</text:p>
      <text:p text:style-name="P4"><text:span text:style-name="Strong_20_Emphasis"><text:span text:style-name="T1">Respuesta 14:</text:span></text:span> El cifrado de mensajes de texto implica cifrar los mensajes enviados a través de servicios de mensajería de texto. Es útil cuando se desea proteger la privacidad de las conversaciones de texto.</text:p>
      <text:p text:style-name="Horizontal_20_Line"/>
      <text:p text:style-name="P4"><text:span text:style-name="Strong_20_Emphasis"><text:span text:style-name="T1">Pregunta 15:</text:span></text:span> ¿Qué es la gestión de claves de cifrado y por qué es importante?</text:p>
      <text:p text:style-name="P4"><text:span text:style-name="Strong_20_Emphasis"><text:span text:style-name="T1">Respuesta 15:</text:span></text:span> La gestión de claves de cifrado involucra la generación, distribución, almacenamiento y rotación segura de claves de cifrado. Es importante para garantizar la seguridad continua de los datos cifrados.</text:p>
      <text:p text:style-name="Horizontal_20_Line"/>
      <text:p text:style-name="P4"><text:span text:style-name="Strong_20_Emphasis"><text:span text:style-name="T1">Pregunta 16:</text:span></text:span> ¿Qué es la autenticación de extremo a extremo y cómo se utiliza en el cifrado de mensajes?</text:p>
      <text:p text:style-name="P4"><text:span text:style-name="Strong_20_Emphasis"><text:span text:style-name="T1">Respuesta 16:</text:span></text:span> La autenticación de extremo a extremo verifica la identidad de los extremos de una comunicación, garantizando que solo los remitentes y destinatarios legítimos puedan descifrar los mensajes cifrados.</text:p>
      <text:p text:style-name="Horizontal_20_Line"/>
      <text:p text:style-name="P4"><text:span text:style-name="Strong_20_Emphasis"><text:span text:style-name="T1">Pregunta 17:</text:span></text:span> ¿Qué es el cifrado de base de datos y cuál es su utilidad?</text:p>
      <text:p text:style-name="P4"><text:span text:style-name="Strong_20_Emphasis"><text:span text:style-name="T1">Respuesta 17:</text:span></text:span> El cifrado de base de datos implica cifrar los datos almacenados en una base de datos para proteger su confidencialidad. Es útil cuando se almacenan datos sensibles, como información financiera o médica.</text:p>
      <text:p text:style-name="Horizontal_20_Line"/>
      <text:p text:style-name="P4"><text:span text:style-name="Strong_20_Emphasis"><text:span text:style-name="T1">Pregunta 18:</text:span></text:span> ¿Qué es el cifrado homomórfico y cuál es su aplicación en la protección de datos?</text:p>
      <text:p text:style-name="P4"><text:soft-page-break/><text:span text:style-name="Strong_20_Emphasis"><text:span text:style-name="T1">Respuesta 18:</text:span></text:span> El cifrado homomórfico permite realizar cálculos en datos cifrados sin descifrarlos, lo que es útil en aplicaciones como la computación en la nube, donde se desea procesar datos sin revelar su contenido.</text:p>
      <text:p text:style-name="Horizontal_20_Line"/>
      <text:p text:style-name="P4"><text:span text:style-name="Strong_20_Emphasis"><text:span text:style-name="T1">Pregunta 19:</text:span></text:span> ¿Cuál es el papel de la criptografía en la seguridad de las comunicaciones en línea?</text:p>
      <text:p text:style-name="P4"><text:span text:style-name="Strong_20_Emphasis"><text:span text:style-name="T1">Respuesta 19:</text:span></text:span> La criptografía desempeña un papel fundamental al garantizar que las comunicaciones en línea sean seguras, privadas y autenticadas, lo que es esencial para la seguridad de las transacciones y la privacidad.</text:p>
      <text:p text:style-name="Horizontal_20_Line"/>
      <text:p text:style-name="P4"><text:span text:style-name="Strong_20_Emphasis"><text:span text:style-name="T1">Pregunta 20:</text:span></text:span> ¿Cuál es el propósito del cifrado de correo electrónico a nivel de servidor y cómo se implementa?</text:p>
      <text:p text:style-name="P4"><text:span text:style-name="Strong_20_Emphasis"><text:span text:style-name="T1">Respuesta 20:</text:span></text:span> El cifrado de correo electrónico a nivel de servidor implica cifrar las comunicaciones de correo electrónico en tránsito entre servidores. Se implementa mediante protocolos como SMTP con TLS para garantizar la privacidad de los correos electrónicos en el proceso de entrega.</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noto sans" svg:font-family="'noto sans',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rsid="005871fa" officeooo:paragraph-rsid="005871fa" style:font-style-asian="italic" style:font-style-complex="italic"/>
    </style:style>
    <style:style style:name="MP2" style:family="paragraph" style:parent-style-name="Header">
      <style:text-properties fo:font-style="italic" officeooo:rsid="0013b35d" officeooo:paragraph-rsid="001867df" style:font-style-asian="italic" style:font-style-complex="italic"/>
    </style:style>
    <style:style style:name="MP3" style:family="paragraph" style:parent-style-name="Footer">
      <style:paragraph-properties fo:text-align="end" style:justify-single-word="false"/>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draw:frame draw:style-name="Mfr1" draw:name="Imagen2" text:anchor-type="char" svg:x="11.88cm" svg:y="-0.66cm" svg:width="5.054cm" svg:height="1.207cm" draw:z-index="3"><draw:image xlink:href="Pictures/10000001000001360000004A30263C5DB1AE7E44.png" xlink:type="simple" xlink:show="embed" xlink:actuate="onLoad" draw:mime-type="image/png"/></draw:frame>Seguridad</text:p>
        <text:p text:style-name="MP2">Protección de datos mediante cifrado</text:p>
      </style:header>
      <style:footer>
        <text:p text:style-name="MP3"><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0:04:41.848317391</meta:creation-date>
    <dc:date>2023-09-05T23:44:34.221835670</dc:date>
    <meta:editing-duration>PT3H39M23S</meta:editing-duration>
    <meta:editing-cycles>70</meta:editing-cycles>
    <meta:generator>LibreOffice/7.4.1.2$Linux_X86_64 LibreOffice_project/3c58a8f3a960df8bc8fd77b461821e42c061c5f0</meta:generator>
    <meta:document-statistic meta:table-count="0" meta:image-count="1" meta:object-count="0" meta:page-count="4" meta:paragraph-count="43" meta:word-count="1063" meta:character-count="6513" meta:non-whitespace-character-count="5493"/>
  </office:meta>
</office:document-meta>
</file>